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12.51pt" svg:height="200.52pt" svg:x="103.75pt" svg:y="476.22pt">
            <loext:p draw:notify-on-update-of-ranges="Sheet1.L10:Sheet1.L18 Sheet1.M9:Sheet1.M9 Sheet1.M10:Sheet1.M18 Sheet1.L10:Sheet1.L18 Sheet1.N9:Sheet1.N9 Sheet1.N10:Sheet1.N18 Sheet1.L10:Sheet1.L18 Sheet1.O9:Sheet1.O9 Sheet1.O10:Sheet1.O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15.12pt" svg:height="199.93pt" svg:x="100.29pt" svg:y="670.54pt">
            <loext:p draw:notify-on-update-of-ranges="Sheet1.L24:Sheet1.L24 Sheet1.L25:Sheet1.L32 Sheet1.M24:Sheet1.M24 Sheet1.M25:Sheet1.M32 Sheet1.L24:Sheet1.L24 Sheet1.L25:Sheet1.L32 Sheet1.N24:Sheet1.N24 Sheet1.N25:Sheet1.N32 Sheet1.L24:Sheet1.L24 Sheet1.L25:Sheet1.L32 Sheet1.O24:Sheet1.O24 Sheet1.O25:Sheet1.O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11"/>
          <table:table-cell table:formula="of:=1-[.M10]" office:value-type="float" office:value="0.125068918452012" calcext:value-type="float">
            <text:p>0.1250689185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C1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sigtobg</text:p>
          </table:table-cell>
          <table:table-cell/>
          <table:table-cell office:value-type="string" calcext:value-type="string">
            <text:p>AB1</text:p>
          </table:table-cell>
          <table:table-cell table:number-columns-repeated="5"/>
          <table:table-cell office:value-type="string" calcext:value-type="string">
            <text:p>SIGNAL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SIGNAL TO BACKG. RATIO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1618.2" calcext:value-type="float">
            <text:p>81618.2</text:p>
          </table:table-cell>
          <table:table-cell office:value-type="float" office:value="188756" calcext:value-type="float">
            <text:p>188756</text:p>
          </table:table-cell>
          <table:table-cell office:value-type="float" office:value="0.432401" calcext:value-type="float">
            <text:p>0.43240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1410.3" calcext:value-type="float">
            <text:p>71410.3</text:p>
          </table:table-cell>
          <table:table-cell office:value-type="float" office:value="147173" calcext:value-type="float">
            <text:p>147173</text:p>
          </table:table-cell>
          <table:table-cell office:value-type="float" office:value="0.485214" calcext:value-type="float">
            <text:p>0.485214</text:p>
          </table:table-cell>
          <table:table-cell office:value-type="string" calcext:value-type="string">
            <text:p>Ba</text:p>
          </table:table-cell>
          <table:table-cell office:value-type="float" office:value="53.16" calcext:value-type="float">
            <text:p>53.16</text:p>
          </table:table-cell>
          <table:table-cell table:formula="of:=[.H10]/[.C10]" office:value-type="float" office:value="0.874931081547988" calcext:value-type="float">
            <text:p>0.8749310815</text:p>
          </table:table-cell>
          <table:table-cell table:formula="of:=[.I10]/[.D10]" office:value-type="float" office:value="0.779699718154655" calcext:value-type="float">
            <text:p>0.7796997182</text:p>
          </table:table-cell>
          <table:table-cell table:formula="of:=[.J10]/[.E10]" office:value-type="float" office:value="1.12213894047424" calcext:value-type="float">
            <text:p>1.1221389405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497620" calcext:value-type="float">
            <text:p>1497620</text:p>
          </table:table-cell>
          <table:table-cell office:value-type="float" office:value="422895" calcext:value-type="float">
            <text:p>422895</text:p>
          </table:table-cell>
          <table:table-cell office:value-type="float" office:value="3.54135" calcext:value-type="float">
            <text:p>3.5413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359290" calcext:value-type="float">
            <text:p>1359290</text:p>
          </table:table-cell>
          <table:table-cell office:value-type="float" office:value="338167" calcext:value-type="float">
            <text:p>338167</text:p>
          </table:table-cell>
          <table:table-cell office:value-type="float" office:value="4.01957" calcext:value-type="float">
            <text:p>4.01957</text:p>
          </table:table-cell>
          <table:table-cell office:value-type="string" calcext:value-type="string">
            <text:p>Ba</text:p>
          </table:table-cell>
          <table:table-cell office:value-type="float" office:value="79.62" calcext:value-type="float">
            <text:p>79.62</text:p>
          </table:table-cell>
          <table:table-cell table:formula="of:=[.H11]/[.C11]" office:value-type="float" office:value="0.907633445066172" calcext:value-type="float">
            <text:p>0.9076334451</text:p>
          </table:table-cell>
          <table:table-cell table:formula="of:=[.I11]/[.D11]" office:value-type="float" office:value="0.79964766667849" calcext:value-type="float">
            <text:p>0.7996476667</text:p>
          </table:table-cell>
          <table:table-cell table:formula="of:=[.J11]/[.E11]" office:value-type="float" office:value="1.13503889759555" calcext:value-type="float">
            <text:p>1.1350388976</text:p>
          </table:table-cell>
          <table:table-cell/>
        </table:table-row>
        <table:table-row table:style-name="ro1">
          <table:table-cell/>
          <table:table-cell office:value-type="float" office:value="121.7" calcext:value-type="float">
            <text:p>121.7</text:p>
          </table:table-cell>
          <table:table-cell office:value-type="float" office:value="571833" calcext:value-type="float">
            <text:p>571833</text:p>
          </table:table-cell>
          <table:table-cell office:value-type="float" office:value="175450" calcext:value-type="float">
            <text:p>175450</text:p>
          </table:table-cell>
          <table:table-cell office:value-type="float" office:value="3.25925" calcext:value-type="float">
            <text:p>3.25925</text:p>
          </table:table-cell>
          <table:table-cell/>
          <table:table-cell office:value-type="float" office:value="121.7" calcext:value-type="float">
            <text:p>121.7</text:p>
          </table:table-cell>
          <table:table-cell office:value-type="float" office:value="527007" calcext:value-type="float">
            <text:p>527007</text:p>
          </table:table-cell>
          <table:table-cell office:value-type="float" office:value="132270" calcext:value-type="float">
            <text:p>132270</text:p>
          </table:table-cell>
          <table:table-cell office:value-type="float" office:value="3.98432" calcext:value-type="float">
            <text:p>3.98432</text:p>
          </table:table-cell>
          <table:table-cell office:value-type="string" calcext:value-type="string">
            <text:p>Eu</text:p>
          </table:table-cell>
          <table:table-cell office:value-type="float" office:value="121.78" calcext:value-type="float">
            <text:p>121.78</text:p>
          </table:table-cell>
          <table:table-cell table:formula="of:=[.H12]/[.C12]" office:value-type="float" office:value="0.921609980536275" calcext:value-type="float">
            <text:p>0.9216099805</text:p>
          </table:table-cell>
          <table:table-cell table:formula="of:=[.I12]/[.D12]" office:value-type="float" office:value="0.753889997150185" calcext:value-type="float">
            <text:p>0.7538899972</text:p>
          </table:table-cell>
          <table:table-cell table:formula="of:=[.J12]/[.E12]" office:value-type="float" office:value="1.22246529109458" calcext:value-type="float">
            <text:p>1.2224652911</text:p>
          </table:table-cell>
          <table:table-cell/>
        </table:table-row>
        <table:table-row table:style-name="ro1">
          <table:table-cell/>
          <table:table-cell office:value-type="float" office:value="302.6" calcext:value-type="float">
            <text:p>302.6</text:p>
          </table:table-cell>
          <table:table-cell office:value-type="float" office:value="403410" calcext:value-type="float">
            <text:p>403410</text:p>
          </table:table-cell>
          <table:table-cell office:value-type="float" office:value="64975.5" calcext:value-type="float">
            <text:p>64975.5</text:p>
          </table:table-cell>
          <table:table-cell office:value-type="float" office:value="6.20865" calcext:value-type="float">
            <text:p>6.20865</text:p>
          </table:table-cell>
          <table:table-cell/>
          <table:table-cell office:value-type="float" office:value="302.6" calcext:value-type="float">
            <text:p>302.6</text:p>
          </table:table-cell>
          <table:table-cell office:value-type="float" office:value="438308" calcext:value-type="float">
            <text:p>438308</text:p>
          </table:table-cell>
          <table:table-cell office:value-type="float" office:value="62311.8" calcext:value-type="float">
            <text:p>62311.8</text:p>
          </table:table-cell>
          <table:table-cell office:value-type="float" office:value="7.03412" calcext:value-type="float">
            <text:p>7.03412</text:p>
          </table:table-cell>
          <table:table-cell office:value-type="string" calcext:value-type="string">
            <text:p>Ba</text:p>
          </table:table-cell>
          <table:table-cell office:value-type="float" office:value="302.85" calcext:value-type="float">
            <text:p>302.85</text:p>
          </table:table-cell>
          <table:table-cell table:formula="of:=[.H13]/[.C13]" office:value-type="float" office:value="1.08650752336333" calcext:value-type="float">
            <text:p>1.0865075234</text:p>
          </table:table-cell>
          <table:table-cell table:formula="of:=[.I13]/[.D13]" office:value-type="float" office:value="0.959004547868043" calcext:value-type="float">
            <text:p>0.9590045479</text:p>
          </table:table-cell>
          <table:table-cell table:formula="of:=[.J13]/[.E13]" office:value-type="float" office:value="1.13295482914965" calcext:value-type="float">
            <text:p>1.1329548291</text:p>
          </table:table-cell>
          <table:table-cell/>
        </table:table-row>
        <table:table-row table:style-name="ro1">
          <table:table-cell/>
          <table:table-cell office:value-type="float" office:value="344.4" calcext:value-type="float">
            <text:p>344.4</text:p>
          </table:table-cell>
          <table:table-cell office:value-type="float" office:value="258002" calcext:value-type="float">
            <text:p>258002</text:p>
          </table:table-cell>
          <table:table-cell office:value-type="float" office:value="38494.1" calcext:value-type="float">
            <text:p>38494.1</text:p>
          </table:table-cell>
          <table:table-cell office:value-type="float" office:value="6.70238" calcext:value-type="float">
            <text:p>6.70238</text:p>
          </table:table-cell>
          <table:table-cell/>
          <table:table-cell office:value-type="float" office:value="344.4" calcext:value-type="float">
            <text:p>344.4</text:p>
          </table:table-cell>
          <table:table-cell office:value-type="float" office:value="297506" calcext:value-type="float">
            <text:p>297506</text:p>
          </table:table-cell>
          <table:table-cell office:value-type="float" office:value="29353.3" calcext:value-type="float">
            <text:p>29353.3</text:p>
          </table:table-cell>
          <table:table-cell office:value-type="float" office:value="10.1353" calcext:value-type="float">
            <text:p>10.1353</text:p>
          </table:table-cell>
          <table:table-cell office:value-type="string" calcext:value-type="string">
            <text:p>Eu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1175540" calcext:value-type="float">
            <text:p>1175540</text:p>
          </table:table-cell>
          <table:table-cell office:value-type="float" office:value="35643.3" calcext:value-type="float">
            <text:p>35643.3</text:p>
          </table:table-cell>
          <table:table-cell office:value-type="float" office:value="32.9806" calcext:value-type="float">
            <text:p>32.9806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1331740" calcext:value-type="float">
            <text:p>1331740</text:p>
          </table:table-cell>
          <table:table-cell office:value-type="float" office:value="48841.8" calcext:value-type="float">
            <text:p>48841.8</text:p>
          </table:table-cell>
          <table:table-cell office:value-type="float" office:value="27.2664" calcext:value-type="float">
            <text:p>27.2664</text:p>
          </table:table-cell>
          <table:table-cell office:value-type="string" calcext:value-type="string">
            <text:p>Ba</text:p>
          </table:table-cell>
          <table:table-cell office:value-type="float" office:value="356.02" calcext:value-type="float">
            <text:p>356.02</text:p>
          </table:table-cell>
          <table:table-cell table:formula="of:=[.H15]/[.C15]" office:value-type="float" office:value="1.13287510420743" calcext:value-type="float">
            <text:p>1.1328751042</text:p>
          </table:table-cell>
          <table:table-cell table:formula="of:=[.I15]/[.D15]" office:value-type="float" office:value="1.37029399634714" calcext:value-type="float">
            <text:p>1.3702939963</text:p>
          </table:table-cell>
          <table:table-cell table:formula="of:=[.J15]/[.E15]" office:value-type="float" office:value="0.826740568697962" calcext:value-type="float">
            <text:p>0.8267405687</text:p>
          </table:table-cell>
          <table:table-cell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office:value-type="float" office:value="60193.5" calcext:value-type="float">
            <text:p>60193.5</text:p>
          </table:table-cell>
          <table:table-cell office:value-type="float" office:value="19913.5" calcext:value-type="float">
            <text:p>19913.5</text:p>
          </table:table-cell>
          <table:table-cell office:value-type="float" office:value="3.02275" calcext:value-type="float">
            <text:p>3.02275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80556" calcext:value-type="float">
            <text:p>80556</text:p>
          </table:table-cell>
          <table:table-cell office:value-type="float" office:value="18210" calcext:value-type="float">
            <text:p>18210</text:p>
          </table:table-cell>
          <table:table-cell office:value-type="float" office:value="4.42371" calcext:value-type="float">
            <text:p>4.42371</text:p>
          </table:table-cell>
          <table:table-cell office:value-type="string" calcext:value-type="string">
            <text:p>Eu</text:p>
          </table:table-cell>
          <table:table-cell office:value-type="float" office:value="778.9" calcext:value-type="float">
            <text:p>778.9</text:p>
          </table:table-cell>
          <table:table-cell table:formula="of:=[.H16]/[.C16]" office:value-type="float" office:value="1.33828403399038" calcext:value-type="float">
            <text:p>1.338284034</text:p>
          </table:table-cell>
          <table:table-cell table:formula="of:=[.I16]/[.D16]" office:value-type="float" office:value="0.914455017952645" calcext:value-type="float">
            <text:p>0.914455018</text:p>
          </table:table-cell>
          <table:table-cell table:formula="of:=[.J16]/[.E16]" office:value-type="float" office:value="1.4634720039699" calcext:value-type="float">
            <text:p>1.463472004</text:p>
          </table:table-cell>
          <table:table-cell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58679.5" calcext:value-type="float">
            <text:p>58679.5</text:p>
          </table:table-cell>
          <table:table-cell office:value-type="float" office:value="13593.5" calcext:value-type="float">
            <text:p>13593.5</text:p>
          </table:table-cell>
          <table:table-cell office:value-type="float" office:value="4.31671" calcext:value-type="float">
            <text:p>4.31671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79066" calcext:value-type="float">
            <text:p>79066</text:p>
          </table:table-cell>
          <table:table-cell office:value-type="float" office:value="13631" calcext:value-type="float">
            <text:p>13631</text:p>
          </table:table-cell>
          <table:table-cell office:value-type="float" office:value="5.80047" calcext:value-type="float">
            <text:p>5.80047</text:p>
          </table:table-cell>
          <table:table-cell office:value-type="string" calcext:value-type="string">
            <text:p>Eu</text:p>
          </table:table-cell>
          <table:table-cell office:value-type="float" office:value="964" calcext:value-type="float">
            <text:p>964</text:p>
          </table:table-cell>
          <table:table-cell table:formula="of:=[.H17]/[.C17]" office:value-type="float" office:value="1.347421160712" calcext:value-type="float">
            <text:p>1.3474211607</text:p>
          </table:table-cell>
          <table:table-cell table:formula="of:=[.I17]/[.D17]" office:value-type="float" office:value="1.00275867142384" calcext:value-type="float">
            <text:p>1.0027586714</text:p>
          </table:table-cell>
          <table:table-cell table:formula="of:=[.J17]/[.E17]" office:value-type="float" office:value="1.34372473480961" calcext:value-type="float">
            <text:p>1.3437247348</text:p>
          </table:table-cell>
          <table:table-cell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office:value-type="float" office:value="61964.5" calcext:value-type="float">
            <text:p>61964.5</text:p>
          </table:table-cell>
          <table:table-cell office:value-type="float" office:value="707.519" calcext:value-type="float">
            <text:p>707.519</text:p>
          </table:table-cell>
          <table:table-cell office:value-type="float" office:value="87.58" calcext:value-type="float">
            <text:p>87.58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87730.7" calcext:value-type="float">
            <text:p>87730.7</text:p>
          </table:table-cell>
          <table:table-cell office:value-type="float" office:value="1408.32" calcext:value-type="float">
            <text:p>1408.32</text:p>
          </table:table-cell>
          <table:table-cell office:value-type="float" office:value="62.2944" calcext:value-type="float">
            <text:p>62.2944</text:p>
          </table:table-cell>
          <table:table-cell table:number-columns-repeated="6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C2</text:p>
          </table:table-cell>
          <table:table-cell table:number-columns-repeated="4"/>
          <table:table-cell office:value-type="string" calcext:value-type="string">
            <text:p>AB2</text:p>
          </table:table-cell>
          <table:table-cell table:number-columns-repeated="5"/>
          <table:table-cell office:value-type="string" calcext:value-type="string">
            <text:p>SIGNAL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SIGNAL TO BACKG. RATIO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1556.7" calcext:value-type="float">
            <text:p>81556.7</text:p>
          </table:table-cell>
          <table:table-cell office:value-type="float" office:value="163196" calcext:value-type="float">
            <text:p>163196</text:p>
          </table:table-cell>
          <table:table-cell office:value-type="float" office:value="0.499746" calcext:value-type="float">
            <text:p>0.49974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2889.4" calcext:value-type="float">
            <text:p>72889.4</text:p>
          </table:table-cell>
          <table:table-cell office:value-type="float" office:value="128451" calcext:value-type="float">
            <text:p>128451</text:p>
          </table:table-cell>
          <table:table-cell office:value-type="float" office:value="0.567451" calcext:value-type="float">
            <text:p>0.567451</text:p>
          </table:table-cell>
          <table:table-cell office:value-type="string" calcext:value-type="string">
            <text:p>Ba</text:p>
          </table:table-cell>
          <table:table-cell office:value-type="float" office:value="53.16" calcext:value-type="float">
            <text:p>53.16</text:p>
          </table:table-cell>
          <table:table-cell table:formula="of:=[.H25]/[.C25]" office:value-type="float" office:value="0.89372669566081" calcext:value-type="float">
            <text:p>0.8937266957</text:p>
          </table:table-cell>
          <table:table-cell table:formula="of:=[.I25]/[.D25]" office:value-type="float" office:value="0.787096497463173" calcext:value-type="float">
            <text:p>0.7870964975</text:p>
          </table:table-cell>
          <table:table-cell table:formula="of:=[.J25]/[.E25]" office:value-type="float" office:value="1.13547882324221" calcext:value-type="float">
            <text:p>1.1354788232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345560" calcext:value-type="float">
            <text:p>1345560</text:p>
          </table:table-cell>
          <table:table-cell office:value-type="float" office:value="388714" calcext:value-type="float">
            <text:p>388714</text:p>
          </table:table-cell>
          <table:table-cell office:value-type="float" office:value="3.46157" calcext:value-type="float">
            <text:p>3.4615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33050" calcext:value-type="float">
            <text:p>1233050</text:p>
          </table:table-cell>
          <table:table-cell office:value-type="float" office:value="314881" calcext:value-type="float">
            <text:p>314881</text:p>
          </table:table-cell>
          <table:table-cell office:value-type="float" office:value="3.91593" calcext:value-type="float">
            <text:p>3.91593</text:p>
          </table:table-cell>
          <table:table-cell office:value-type="string" calcext:value-type="string">
            <text:p>Ba</text:p>
          </table:table-cell>
          <table:table-cell office:value-type="float" office:value="79.62" calcext:value-type="float">
            <text:p>79.62</text:p>
          </table:table-cell>
          <table:table-cell table:formula="of:=[.H26]/[.C26]" office:value-type="float" office:value="0.916384256369095" calcext:value-type="float">
            <text:p>0.9163842564</text:p>
          </table:table-cell>
          <table:table-cell table:formula="of:=[.I26]/[.D26]" office:value-type="float" office:value="0.810058294787427" calcext:value-type="float">
            <text:p>0.8100582948</text:p>
          </table:table-cell>
          <table:table-cell table:formula="of:=[.J26]/[.E26]" office:value-type="float" office:value="1.13125835964606" calcext:value-type="float">
            <text:p>1.1312583596</text:p>
          </table:table-cell>
          <table:table-cell/>
        </table:table-row>
        <table:table-row table:style-name="ro1">
          <table:table-cell/>
          <table:table-cell office:value-type="float" office:value="121.7" calcext:value-type="float">
            <text:p>121.7</text:p>
          </table:table-cell>
          <table:table-cell office:value-type="float" office:value="483089" calcext:value-type="float">
            <text:p>483089</text:p>
          </table:table-cell>
          <table:table-cell office:value-type="float" office:value="159939" calcext:value-type="float">
            <text:p>159939</text:p>
          </table:table-cell>
          <table:table-cell office:value-type="float" office:value="3.02046" calcext:value-type="float">
            <text:p>3.02046</text:p>
          </table:table-cell>
          <table:table-cell/>
          <table:table-cell office:value-type="float" office:value="121.7" calcext:value-type="float">
            <text:p>121.7</text:p>
          </table:table-cell>
          <table:table-cell office:value-type="float" office:value="450848" calcext:value-type="float">
            <text:p>450848</text:p>
          </table:table-cell>
          <table:table-cell office:value-type="float" office:value="124605" calcext:value-type="float">
            <text:p>124605</text:p>
          </table:table-cell>
          <table:table-cell office:value-type="float" office:value="3.61822" calcext:value-type="float">
            <text:p>3.61822</text:p>
          </table:table-cell>
          <table:table-cell office:value-type="string" calcext:value-type="string">
            <text:p>Eu</text:p>
          </table:table-cell>
          <table:table-cell office:value-type="float" office:value="121.78" calcext:value-type="float">
            <text:p>121.78</text:p>
          </table:table-cell>
          <table:table-cell table:formula="of:=[.H27]/[.C27]" office:value-type="float" office:value="0.933260744914498" calcext:value-type="float">
            <text:p>0.9332607449</text:p>
          </table:table-cell>
          <table:table-cell table:formula="of:=[.I27]/[.D27]" office:value-type="float" office:value="0.779078273591807" calcext:value-type="float">
            <text:p>0.7790782736</text:p>
          </table:table-cell>
          <table:table-cell table:formula="of:=[.J27]/[.E27]" office:value-type="float" office:value="1.19790363057283" calcext:value-type="float">
            <text:p>1.1979036306</text:p>
          </table:table-cell>
          <table:table-cell/>
        </table:table-row>
        <table:table-row table:style-name="ro1">
          <table:table-cell/>
          <table:table-cell office:value-type="float" office:value="302.6" calcext:value-type="float">
            <text:p>302.6</text:p>
          </table:table-cell>
          <table:table-cell office:value-type="float" office:value="343857" calcext:value-type="float">
            <text:p>343857</text:p>
          </table:table-cell>
          <table:table-cell office:value-type="float" office:value="56866.2" calcext:value-type="float">
            <text:p>56866.2</text:p>
          </table:table-cell>
          <table:table-cell office:value-type="float" office:value="6.04677" calcext:value-type="float">
            <text:p>6.04677</text:p>
          </table:table-cell>
          <table:table-cell/>
          <table:table-cell office:value-type="float" office:value="302.6" calcext:value-type="float">
            <text:p>302.6</text:p>
          </table:table-cell>
          <table:table-cell office:value-type="float" office:value="376634" calcext:value-type="float">
            <text:p>376634</text:p>
          </table:table-cell>
          <table:table-cell office:value-type="float" office:value="55840.3" calcext:value-type="float">
            <text:p>55840.3</text:p>
          </table:table-cell>
          <table:table-cell office:value-type="float" office:value="6.74484" calcext:value-type="float">
            <text:p>6.74484</text:p>
          </table:table-cell>
          <table:table-cell office:value-type="string" calcext:value-type="string">
            <text:p>Ba</text:p>
          </table:table-cell>
          <table:table-cell office:value-type="float" office:value="302.85" calcext:value-type="float">
            <text:p>302.85</text:p>
          </table:table-cell>
          <table:table-cell table:formula="of:=[.H28]/[.C28]" office:value-type="float" office:value="1.09532160171234" calcext:value-type="float">
            <text:p>1.0953216017</text:p>
          </table:table-cell>
          <table:table-cell table:formula="of:=[.I28]/[.D28]" office:value-type="float" office:value="0.981959406466407" calcext:value-type="float">
            <text:p>0.9819594065</text:p>
          </table:table-cell>
          <table:table-cell table:formula="of:=[.J28]/[.E28]" office:value-type="float" office:value="1.11544510540338" calcext:value-type="float">
            <text:p>1.1154451054</text:p>
          </table:table-cell>
          <table:table-cell/>
        </table:table-row>
        <table:table-row table:style-name="ro1">
          <table:table-cell/>
          <table:table-cell office:value-type="float" office:value="344.4" calcext:value-type="float">
            <text:p>344.4</text:p>
          </table:table-cell>
          <table:table-cell office:value-type="float" office:value="211091" calcext:value-type="float">
            <text:p>211091</text:p>
          </table:table-cell>
          <table:table-cell office:value-type="float" office:value="33378.3" calcext:value-type="float">
            <text:p>33378.3</text:p>
          </table:table-cell>
          <table:table-cell office:value-type="float" office:value="6.3242" calcext:value-type="float">
            <text:p>6.3242</text:p>
          </table:table-cell>
          <table:table-cell/>
          <table:table-cell office:value-type="float" office:value="344.4" calcext:value-type="float">
            <text:p>344.4</text:p>
          </table:table-cell>
          <table:table-cell office:value-type="float" office:value="244144" calcext:value-type="float">
            <text:p>244144</text:p>
          </table:table-cell>
          <table:table-cell office:value-type="float" office:value="26593.3" calcext:value-type="float">
            <text:p>26593.3</text:p>
          </table:table-cell>
          <table:table-cell office:value-type="float" office:value="9.18066" calcext:value-type="float">
            <text:p>9.18066</text:p>
          </table:table-cell>
          <table:table-cell office:value-type="string" calcext:value-type="string">
            <text:p>Eu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1001300" calcext:value-type="float">
            <text:p>1001300</text:p>
          </table:table-cell>
          <table:table-cell office:value-type="float" office:value="28480.3" calcext:value-type="float">
            <text:p>28480.3</text:p>
          </table:table-cell>
          <table:table-cell office:value-type="float" office:value="35.1578" calcext:value-type="float">
            <text:p>35.1578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1139740" calcext:value-type="float">
            <text:p>1139740</text:p>
          </table:table-cell>
          <table:table-cell office:value-type="float" office:value="39751.8" calcext:value-type="float">
            <text:p>39751.8</text:p>
          </table:table-cell>
          <table:table-cell office:value-type="float" office:value="28.6713" calcext:value-type="float">
            <text:p>28.6713</text:p>
          </table:table-cell>
          <table:table-cell office:value-type="string" calcext:value-type="string">
            <text:p>Ba</text:p>
          </table:table-cell>
          <table:table-cell office:value-type="float" office:value="356.02" calcext:value-type="float">
            <text:p>356.02</text:p>
          </table:table-cell>
          <table:table-cell table:formula="of:=[.H30]/[.C30]" office:value-type="float" office:value="1.13826026165984" calcext:value-type="float">
            <text:p>1.1382602617</text:p>
          </table:table-cell>
          <table:table-cell table:formula="of:=[.I30]/[.D30]" office:value-type="float" office:value="1.39576479180346" calcext:value-type="float">
            <text:p>1.3957647918</text:p>
          </table:table-cell>
          <table:table-cell table:formula="of:=[.J30]/[.E30]" office:value-type="float" office:value="0.815503245368026" calcext:value-type="float">
            <text:p>0.8155032454</text:p>
          </table:table-cell>
          <table:table-cell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office:value-type="float" office:value="48182.6" calcext:value-type="float">
            <text:p>48182.6</text:p>
          </table:table-cell>
          <table:table-cell office:value-type="float" office:value="17496.4" calcext:value-type="float">
            <text:p>17496.4</text:p>
          </table:table-cell>
          <table:table-cell office:value-type="float" office:value="2.75386" calcext:value-type="float">
            <text:p>2.75386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65824.3" calcext:value-type="float">
            <text:p>65824.3</text:p>
          </table:table-cell>
          <table:table-cell office:value-type="float" office:value="15321.7" calcext:value-type="float">
            <text:p>15321.7</text:p>
          </table:table-cell>
          <table:table-cell office:value-type="float" office:value="4.29616" calcext:value-type="float">
            <text:p>4.29616</text:p>
          </table:table-cell>
          <table:table-cell office:value-type="string" calcext:value-type="string">
            <text:p>Eu</text:p>
          </table:table-cell>
          <table:table-cell office:value-type="float" office:value="778.9" calcext:value-type="float">
            <text:p>778.9</text:p>
          </table:table-cell>
          <table:table-cell table:formula="of:=[.H31]/[.C31]" office:value-type="float" office:value="1.36614254938505" calcext:value-type="float">
            <text:p>1.3661425494</text:p>
          </table:table-cell>
          <table:table-cell table:formula="of:=[.I31]/[.D31]" office:value-type="float" office:value="0.875705859491095" calcext:value-type="float">
            <text:p>0.8757058595</text:p>
          </table:table-cell>
          <table:table-cell table:formula="of:=[.J31]/[.E31]" office:value-type="float" office:value="1.56005025673055" calcext:value-type="float">
            <text:p>1.5600502567</text:p>
          </table:table-cell>
          <table:table-cell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47960.4" calcext:value-type="float">
            <text:p>47960.4</text:p>
          </table:table-cell>
          <table:table-cell office:value-type="float" office:value="11325.6" calcext:value-type="float">
            <text:p>11325.6</text:p>
          </table:table-cell>
          <table:table-cell office:value-type="float" office:value="4.23467" calcext:value-type="float">
            <text:p>4.23467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5479.6" calcext:value-type="float">
            <text:p>65479.6</text:p>
          </table:table-cell>
          <table:table-cell office:value-type="float" office:value="10991.4" calcext:value-type="float">
            <text:p>10991.4</text:p>
          </table:table-cell>
          <table:table-cell office:value-type="float" office:value="5.95733" calcext:value-type="float">
            <text:p>5.95733</text:p>
          </table:table-cell>
          <table:table-cell office:value-type="string" calcext:value-type="string">
            <text:p>Eu</text:p>
          </table:table-cell>
          <table:table-cell office:value-type="float" office:value="964" calcext:value-type="float">
            <text:p>964</text:p>
          </table:table-cell>
          <table:table-cell table:formula="of:=[.H32]/[.C32]" office:value-type="float" office:value="1.36528469320523" calcext:value-type="float">
            <text:p>1.3652846932</text:p>
          </table:table-cell>
          <table:table-cell table:formula="of:=[.I32]/[.D32]" office:value-type="float" office:value="0.970491629582539" calcext:value-type="float">
            <text:p>0.9704916296</text:p>
          </table:table-cell>
          <table:table-cell table:formula="of:=[.J32]/[.E32]" office:value-type="float" office:value="1.40679911303596" calcext:value-type="float">
            <text:p>1.406799113</text:p>
          </table:table-cell>
          <table:table-cell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office:value-type="float" office:value="50602.3" calcext:value-type="float">
            <text:p>50602.3</text:p>
          </table:table-cell>
          <table:table-cell office:value-type="float" office:value="752.732" calcext:value-type="float">
            <text:p>752.732</text:p>
          </table:table-cell>
          <table:table-cell office:value-type="float" office:value="67.2249" calcext:value-type="float">
            <text:p>67.2249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71953.7" calcext:value-type="float">
            <text:p>71953.7</text:p>
          </table:table-cell>
          <table:table-cell office:value-type="float" office:value="1510.34" calcext:value-type="float">
            <text:p>1510.34</text:p>
          </table:table-cell>
          <table:table-cell office:value-type="float" office:value="47.6408" calcext:value-type="float">
            <text:p>47.6408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G25:Sheet1.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7:57:39.785164570</meta:creation-date>
    <meta:generator>LibreOffice/5.0.6.2$Linux_X86_64 LibreOffice_project/00$Build-2</meta:generator>
    <dc:date>2019-01-26T22:38:01.502003284</dc:date>
    <meta:editing-duration>P5DT4H24M17S</meta:editing-duration>
    <meta:editing-cycles>25</meta:editing-cycles>
    <meta:document-statistic meta:table-count="1" meta:cell-count="2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09cm" svg:height="7.075cm" xlink:href=".." xlink:type="simple" chart:class="chart:scatter" chart:style-name="ch1">
        <chart:legend svg:x="5.726cm" svg:y="3.17cm" style:legend-expansion="custom" chartooo:width="6.412cm" chartooo:height="1.216cm" style:legend-expansion-aspect-ratio="5.27302631578947" chart:style-name="ch2"/>
        <chart:plot-area chart:style-name="ch3" table:cell-range-address="Sheet1.L10:Sheet1.O18 Sheet1.M9:Sheet1.O9" chart:data-source-has-labels="row" svg:x="1.83cm" svg:y="0.141cm" svg:width="19.347cm" svg:height="5.425cm">
          <chartooo:coordinate-region svg:x="2.557cm" svg:y="0.34cm" svg:width="18.248cm" svg:height="4.579cm"/>
          <chart:axis chart:dimension="x" chart:name="primary-x" chart:style-name="ch4">
            <chart:title svg:x="9.8cm" svg:y="5.708cm" chart:style-name="ch5">
              <text:p>Energy (keV)</text:p>
            </chart:title>
          </chart:axis>
          <chart:axis chart:dimension="y" chart:name="primary-y" chart:style-name="ch4">
            <chart:title svg:x="0.451cm" svg:y="5.522cm" chart:style-name="ch6">
              <text:p>Addback/No Addback</text:p>
            </chart:title>
            <chart:grid chart:style-name="ch7" chart:class="major"/>
          </chart:axis>
          <chart:series chart:style-name="ch8" chart:values-cell-range-address="Sheet1.M10:Sheet1.M18" chart:label-cell-address="Sheet1.M9:Sheet1.M9" chart:class="chart:scatter">
            <chart:domain table:cell-range-address="Sheet1.L10:Sheet1.L18"/>
            <chart:data-point chart:repeated="9"/>
          </chart:series>
          <chart:series chart:style-name="ch9" chart:values-cell-range-address="Sheet1.N10:Sheet1.N18" chart:label-cell-address="Sheet1.N9:Sheet1.N9" chart:class="chart:scatter">
            <chart:data-point chart:repeated="9"/>
          </chart:series>
          <chart:series chart:style-name="ch10" chart:values-cell-range-address="Sheet1.O10:Sheet1.O18" chart:label-cell-address="Sheet1.O9:Sheet1.O9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IGNAL</text:p>
                <draw:g>
                  <svg:desc>Sheet1.M9:Sheet1.M9</svg:desc>
                </draw:g>
              </table:table-cell>
              <table:table-cell office:value-type="string">
                <text:p>BACKGROUND</text:p>
                <draw:g>
                  <svg:desc>Sheet1.N9:Sheet1.N9</svg:desc>
                </draw:g>
              </table:table-cell>
              <table:table-cell office:value-type="string">
                <text:p>SIGNAL TO BACKG. RATIO</text:p>
                <draw:g>
                  <svg:desc>Sheet1.O9:Sheet1.O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16">
                <text:p>53.16</text:p>
                <draw:g>
                  <svg:desc>Sheet1.L10:Sheet1.L18</svg:desc>
                </draw:g>
              </table:table-cell>
              <table:table-cell office:value-type="float" office:value="0.874931081547988">
                <text:p>0.874931081547988</text:p>
                <draw:g>
                  <svg:desc>Sheet1.M10:Sheet1.M18</svg:desc>
                </draw:g>
              </table:table-cell>
              <table:table-cell office:value-type="float" office:value="0.779699718154655">
                <text:p>0.779699718154655</text:p>
                <draw:g>
                  <svg:desc>Sheet1.N10:Sheet1.N18</svg:desc>
                </draw:g>
              </table:table-cell>
              <table:table-cell office:value-type="float" office:value="1.12213894047424">
                <text:p>1.12213894047424</text:p>
                <draw:g>
                  <svg:desc>Sheet1.O10:Sheet1.O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.62">
                <text:p>79.62</text:p>
              </table:table-cell>
              <table:table-cell office:value-type="float" office:value="0.907633445066172">
                <text:p>0.907633445066172</text:p>
              </table:table-cell>
              <table:table-cell office:value-type="float" office:value="0.79964766667849">
                <text:p>0.79964766667849</text:p>
              </table:table-cell>
              <table:table-cell office:value-type="float" office:value="1.13503889759555">
                <text:p>1.13503889759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.78">
                <text:p>121.78</text:p>
              </table:table-cell>
              <table:table-cell office:value-type="float" office:value="0.921609980536275">
                <text:p>0.921609980536275</text:p>
              </table:table-cell>
              <table:table-cell office:value-type="float" office:value="0.753889997150185">
                <text:p>0.753889997150185</text:p>
              </table:table-cell>
              <table:table-cell office:value-type="float" office:value="1.22246529109458">
                <text:p>1.22246529109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.85">
                <text:p>302.85</text:p>
              </table:table-cell>
              <table:table-cell office:value-type="float" office:value="1.08650752336333">
                <text:p>1.08650752336333</text:p>
              </table:table-cell>
              <table:table-cell office:value-type="float" office:value="0.959004547868043">
                <text:p>0.959004547868043</text:p>
              </table:table-cell>
              <table:table-cell office:value-type="float" office:value="1.13295482914965">
                <text:p>1.13295482914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.02">
                <text:p>356.02</text:p>
              </table:table-cell>
              <table:table-cell office:value-type="float" office:value="1.13287510420743">
                <text:p>1.13287510420743</text:p>
              </table:table-cell>
              <table:table-cell office:value-type="float" office:value="1.37029399634714">
                <text:p>1.37029399634714</text:p>
              </table:table-cell>
              <table:table-cell office:value-type="float" office:value="0.826740568697962">
                <text:p>0.8267405686979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8.9">
                <text:p>778.9</text:p>
              </table:table-cell>
              <table:table-cell office:value-type="float" office:value="1.33828403399038">
                <text:p>1.33828403399038</text:p>
              </table:table-cell>
              <table:table-cell office:value-type="float" office:value="0.914455017952645">
                <text:p>0.914455017952645</text:p>
              </table:table-cell>
              <table:table-cell office:value-type="float" office:value="1.4634720039699">
                <text:p>1.4634720039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4">
                <text:p>964</text:p>
              </table:table-cell>
              <table:table-cell office:value-type="float" office:value="1.347421160712">
                <text:p>1.347421160712</text:p>
              </table:table-cell>
              <table:table-cell office:value-type="float" office:value="1.00275867142384">
                <text:p>1.00275867142384</text:p>
              </table:table-cell>
              <table:table-cell office:value-type="float" office:value="1.34372473480961">
                <text:p>1.34372473480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01cm" svg:height="7.054cm" xlink:href=".." xlink:type="simple" chart:class="chart:scatter" chart:style-name="ch1">
        <chart:legend svg:x="5.804cm" svg:y="3.271cm" style:legend-expansion="custom" chartooo:width="7.316cm" chartooo:height="1.249cm" style:legend-expansion-aspect-ratio="5.85748598879103" chart:style-name="ch2"/>
        <chart:plot-area chart:style-name="ch3" table:cell-range-address="Sheet1.L24:Sheet1.O32" chart:data-source-has-labels="row" svg:x="1.832cm" svg:y="0.141cm" svg:width="19.435cm" svg:height="5.404cm">
          <chartooo:coordinate-region svg:x="2.559cm" svg:y="0.341cm" svg:width="18.336cm" svg:height="4.557cm"/>
          <chart:axis chart:dimension="x" chart:name="primary-x" chart:style-name="ch4">
            <chart:title svg:x="9.846cm" svg:y="5.687cm" chart:style-name="ch5">
              <text:p>Energy (keV)</text:p>
            </chart:title>
          </chart:axis>
          <chart:axis chart:dimension="y" chart:name="primary-y" chart:style-name="ch4">
            <chart:title svg:x="0.451cm" svg:y="5.512cm" chart:style-name="ch6">
              <text:p>Addback/No Addback</text:p>
            </chart:title>
            <chart:grid chart:style-name="ch7" chart:class="major"/>
          </chart:axis>
          <chart:series chart:style-name="ch8" chart:values-cell-range-address="Sheet1.M25:Sheet1.M32" chart:label-cell-address="Sheet1.M24:Sheet1.M24" chart:class="chart:scatter">
            <chart:domain table:cell-range-address="Sheet1.L25:Sheet1.L32"/>
            <chart:data-point chart:repeated="8"/>
          </chart:series>
          <chart:series chart:style-name="ch9" chart:values-cell-range-address="Sheet1.N25:Sheet1.N32" chart:label-cell-address="Sheet1.N24:Sheet1.N24" chart:class="chart:scatter">
            <chart:data-point chart:repeated="8"/>
          </chart:series>
          <chart:series chart:style-name="ch10" chart:values-cell-range-address="Sheet1.O25:Sheet1.O32" chart:label-cell-address="Sheet1.O24:Sheet1.O24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SIGNAL</text:p>
                <draw:g>
                  <svg:desc>Sheet1.M24:Sheet1.M24</svg:desc>
                </draw:g>
              </table:table-cell>
              <table:table-cell office:value-type="string">
                <text:p>BACKGROUND</text:p>
                <draw:g>
                  <svg:desc>Sheet1.N24:Sheet1.N24</svg:desc>
                </draw:g>
              </table:table-cell>
              <table:table-cell office:value-type="string">
                <text:p>SIGNAL TO BACKG. RATIO</text:p>
                <draw:g>
                  <svg:desc>Sheet1.O24:Sheet1.O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16">
                <text:p>53.16</text:p>
                <draw:g>
                  <svg:desc>Sheet1.L25:Sheet1.L32</svg:desc>
                </draw:g>
              </table:table-cell>
              <table:table-cell office:value-type="float" office:value="0.89372669566081">
                <text:p>0.89372669566081</text:p>
                <draw:g>
                  <svg:desc>Sheet1.M25:Sheet1.M32</svg:desc>
                </draw:g>
              </table:table-cell>
              <table:table-cell office:value-type="float" office:value="0.787096497463173">
                <text:p>0.787096497463173</text:p>
                <draw:g>
                  <svg:desc>Sheet1.N25:Sheet1.N32</svg:desc>
                </draw:g>
              </table:table-cell>
              <table:table-cell office:value-type="float" office:value="1.13547882324221">
                <text:p>1.13547882324221</text:p>
                <draw:g>
                  <svg:desc>Sheet1.O25:Sheet1.O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.62">
                <text:p>79.62</text:p>
              </table:table-cell>
              <table:table-cell office:value-type="float" office:value="0.916384256369095">
                <text:p>0.916384256369095</text:p>
              </table:table-cell>
              <table:table-cell office:value-type="float" office:value="0.810058294787427">
                <text:p>0.810058294787427</text:p>
              </table:table-cell>
              <table:table-cell office:value-type="float" office:value="1.13125835964606">
                <text:p>1.13125835964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.78">
                <text:p>121.78</text:p>
              </table:table-cell>
              <table:table-cell office:value-type="float" office:value="0.933260744914498">
                <text:p>0.933260744914498</text:p>
              </table:table-cell>
              <table:table-cell office:value-type="float" office:value="0.779078273591807">
                <text:p>0.779078273591807</text:p>
              </table:table-cell>
              <table:table-cell office:value-type="float" office:value="1.19790363057283">
                <text:p>1.19790363057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.85">
                <text:p>302.85</text:p>
              </table:table-cell>
              <table:table-cell office:value-type="float" office:value="1.09532160171234">
                <text:p>1.09532160171234</text:p>
              </table:table-cell>
              <table:table-cell office:value-type="float" office:value="0.981959406466407">
                <text:p>0.981959406466407</text:p>
              </table:table-cell>
              <table:table-cell office:value-type="float" office:value="1.11544510540338">
                <text:p>1.11544510540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.02">
                <text:p>356.02</text:p>
              </table:table-cell>
              <table:table-cell office:value-type="float" office:value="1.13826026165984">
                <text:p>1.13826026165984</text:p>
              </table:table-cell>
              <table:table-cell office:value-type="float" office:value="1.39576479180346">
                <text:p>1.39576479180346</text:p>
              </table:table-cell>
              <table:table-cell office:value-type="float" office:value="0.815503245368026">
                <text:p>0.815503245368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8.9">
                <text:p>778.9</text:p>
              </table:table-cell>
              <table:table-cell office:value-type="float" office:value="1.36614254938505">
                <text:p>1.36614254938505</text:p>
              </table:table-cell>
              <table:table-cell office:value-type="float" office:value="0.875705859491095">
                <text:p>0.875705859491095</text:p>
              </table:table-cell>
              <table:table-cell office:value-type="float" office:value="1.56005025673055">
                <text:p>1.56005025673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4">
                <text:p>964</text:p>
              </table:table-cell>
              <table:table-cell office:value-type="float" office:value="1.36528469320523">
                <text:p>1.36528469320523</text:p>
              </table:table-cell>
              <table:table-cell office:value-type="float" office:value="0.970491629582539">
                <text:p>0.970491629582539</text:p>
              </table:table-cell>
              <table:table-cell office:value-type="float" office:value="1.40679911303596">
                <text:p>1.40679911303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